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ortView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rtView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rtViewReport.toXml( Document docu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ExportViewReport.init( DavResource resource , ReportInfo 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